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Redirect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rocessabl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( Object asyncResponse ,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ServerRespons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( Consumer &lt; SseBuilder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eOther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Error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( Object async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se( Consumer &lt; SseBuilder &gt; consumer ,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anentRedirect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d( URI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